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28.836412667177" calcext:value-type="float">
            <text:p>728.836412667177</text:p>
          </table:table-cell>
        </table:table-row>
        <table:table-row table:style-name="ro1">
          <table:table-cell office:value-type="float" office:value="712.042779530194" calcext:value-type="float">
            <text:p>712.042779530194</text:p>
          </table:table-cell>
        </table:table-row>
        <table:table-row table:style-name="ro1">
          <table:table-cell office:value-type="float" office:value="715.87598164494" calcext:value-type="float">
            <text:p>715.87598164494</text:p>
          </table:table-cell>
        </table:table-row>
        <table:table-row table:style-name="ro1">
          <table:table-cell office:value-type="float" office:value="730.001606003533" calcext:value-type="float">
            <text:p>730.001606003533</text:p>
          </table:table-cell>
        </table:table-row>
        <table:table-row table:style-name="ro1">
          <table:table-cell office:value-type="float" office:value="713.561958584864" calcext:value-type="float">
            <text:p>713.561958584864</text:p>
          </table:table-cell>
        </table:table-row>
        <table:table-row table:style-name="ro1">
          <table:table-cell office:value-type="float" office:value="731.502139643758" calcext:value-type="float">
            <text:p>731.502139643758</text:p>
          </table:table-cell>
        </table:table-row>
        <table:table-row table:style-name="ro1">
          <table:table-cell office:value-type="float" office:value="711.916050859283" calcext:value-type="float">
            <text:p>711.916050859283</text:p>
          </table:table-cell>
        </table:table-row>
        <table:table-row table:style-name="ro1">
          <table:table-cell office:value-type="float" office:value="731.14914711452" calcext:value-type="float">
            <text:p>731.14914711452</text:p>
          </table:table-cell>
        </table:table-row>
        <table:table-row table:style-name="ro1">
          <table:table-cell office:value-type="float" office:value="717.998793762026" calcext:value-type="float">
            <text:p>717.998793762026</text:p>
          </table:table-cell>
        </table:table-row>
        <table:table-row table:style-name="ro1">
          <table:table-cell office:value-type="float" office:value="712.265931608225" calcext:value-type="float">
            <text:p>712.265931608225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20.515080141852" calcext:value-type="float">
            <text:p>720.515080141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6:36:47.930765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06-01T06:37:00.033216406</dc:date>
    <dc:creator>Davide Ancona</dc:creator>
    <meta:editing-duration>PT4M18S</meta:editing-duration>
    <meta:editing-cycles>4</meta:editing-cycles>
    <meta:generator>LibreOffice/5.3.4.2$Linux_X86_64 LibreOffice_project/30$Build-2</meta:generator>
    <meta:document-statistic meta:table-count="1" meta:cell-count="11" meta:object-count="0"/>
  </office:meta>
</office:document-meta>
</file>